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344cm"/>
    </style:style>
    <style:style style:name="co5" style:family="table-column">
      <style:table-column-properties fo:break-before="auto" style:column-width="5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çõe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otivos</text:p>
          </table:table-cell>
          <table:covered-table-cell/>
          <table:table-cell/>
          <table:table-cell table:style-name="ce1" office:value-type="string" calcext:value-type="string" table:number-columns-spanned="4" table:number-rows-spanned="1">
            <text:p>Ação / Motivo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Ação</text:p>
          </table:table-cell>
          <table:table-cell table:style-name="ce2" office:value-type="string" calcext:value-type="string">
            <text:p>Descrição</text:p>
          </table:table-cell>
          <table:table-cell table:style-name="ce2"/>
          <table:table-cell table:style-name="ce2" office:value-type="string" calcext:value-type="string">
            <text:p>Motivo</text:p>
          </table:table-cell>
          <table:table-cell table:style-name="ce2" office:value-type="string" calcext:value-type="string">
            <text:p>Descrição</text:p>
          </table:table-cell>
          <table:table-cell table:style-name="ce2"/>
          <table:table-cell table:style-name="ce2" office:value-type="string" calcext:value-type="string">
            <text:p>Açã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Motivo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da a Faz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nsulta em Processamento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$G3];[.A$1:.B$1048576];2)" office:value-type="string" office:string-value="Nada a Fazer" calcext:value-type="string">
            <text:p>Nada a Fazer</text:p>
          </table:table-cell>
          <table:table-cell office:value-type="float" office:value="10" calcext:value-type="float">
            <text:p>10</text:p>
          </table:table-cell>
          <table:table-cell table:formula="of:=VLOOKUP([.$I3];[.D$1:.E$1048576];2)" office:value-type="string" office:string-value="Consulta em Processamento" calcext:value-type="string">
            <text:p>Consulta em Processamen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sulta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rimeira análise de crédito</text:p>
          </table:table-cell>
          <table:table-cell/>
          <table:table-cell office:value-type="float" office:value="20" calcext:value-type="float">
            <text:p>20</text:p>
          </table:table-cell>
          <table:table-cell table:formula="of:=VLOOKUP([.$G4];[.A$1:.B$1048576];2)" office:value-type="string" office:string-value="Consultar" calcext:value-type="string">
            <text:p>Consultar</text:p>
          </table:table-cell>
          <table:table-cell office:value-type="float" office:value="20" calcext:value-type="float">
            <text:p>20</text:p>
          </table:table-cell>
          <table:table-cell table:formula="of:=VLOOKUP([.$I4];[.D$1:.E$1048576];2)" office:value-type="string" office:string-value="Primeira análise de crédito" calcext:value-type="string">
            <text:p>Primeira análise de crédito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Solicitado pelo analista de crédito</text:p>
          </table:table-cell>
          <table:table-cell/>
          <table:table-cell office:value-type="float" office:value="20" calcext:value-type="float">
            <text:p>20</text:p>
          </table:table-cell>
          <table:table-cell table:formula="of:=VLOOKUP([.$G5];[.A$1:.B$1048576];2)" office:value-type="string" office:string-value="Consultar" calcext:value-type="string">
            <text:p>Consultar</text:p>
          </table:table-cell>
          <table:table-cell office:value-type="float" office:value="30" calcext:value-type="float">
            <text:p>30</text:p>
          </table:table-cell>
          <table:table-cell table:formula="of:=VLOOKUP([.$I5];[.D$1:.E$1048576];2)" office:value-type="string" office:string-value="Solicitado pelo analista de crédito" calcext:value-type="string">
            <text:p>Solicitado pelo analista de crédito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Análise anterior expirad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VLOOKUP([.$G6];[.A$1:.B$1048576];2)" office:value-type="string" office:string-value="Consultar" calcext:value-type="string">
            <text:p>Consultar</text:p>
          </table:table-cell>
          <table:table-cell office:value-type="float" office:value="40" calcext:value-type="float">
            <text:p>40</text:p>
          </table:table-cell>
          <table:table-cell table:formula="of:=VLOOKUP([.$I6];[.D$1:.E$1048576];2)" office:value-type="string" office:string-value="Análise anterior expirada" calcext:value-type="string">
            <text:p>Análise anterior expirada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Pendências internas localizadas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$G7];[.A$1:.B$1048576];2)" office:value-type="string" office:string-value="Nada a Fazer" calcext:value-type="string">
            <text:p>Nada a Fazer</text:p>
          </table:table-cell>
          <table:table-cell office:value-type="float" office:value="50" calcext:value-type="float">
            <text:p>50</text:p>
          </table:table-cell>
          <table:table-cell table:formula="of:=VLOOKUP([.$I7];[.D$1:.E$1048576];2)" office:value-type="string" office:string-value="Pendências internas localizadas" calcext:value-type="string">
            <text:p>Pendências internas localizadas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onsulta finalizada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$G8];[.A$1:.B$1048576];2)" office:value-type="string" office:string-value="Nada a Fazer" calcext:value-type="string">
            <text:p>Nada a Fazer</text:p>
          </table:table-cell>
          <table:table-cell office:value-type="float" office:value="11" calcext:value-type="float">
            <text:p>11</text:p>
          </table:table-cell>
          <table:table-cell table:formula="of:=VLOOKUP([.$I8];[.D$1:.E$1048576];2)" office:value-type="string" office:string-value="Consulta em Processamento" calcext:value-type="string">
            <text:p>Consulta em Processamento</text:p>
          </table:table-cell>
        </table:table-row>
        <table:table-row table:style-name="ro1">
          <table:table-cell table:number-columns-repeated="7"/>
          <table:table-cell table:formula="of:=VLOOKUP([.$G9];[.A$1:.B$1048576];2)" office:value-type="string" office:string-value="" calcext:value-type="error">
            <text:p>#N/DISP</text:p>
          </table:table-cell>
          <table:table-cell/>
          <table:table-cell table:formula="of:=VLOOKUP([.$I9];[.D$1:.E$1048576];2)" office:value-type="string" office:string-value="" calcext:value-type="error">
            <text:p>#N/DISP</text:p>
          </table:table-cell>
        </table:table-row>
        <table:table-row table:style-name="ro1">
          <table:table-cell table:number-columns-repeated="7"/>
          <table:table-cell table:formula="of:=VLOOKUP([.$G10];[.A$1:.B$1048576];2)" office:value-type="string" office:string-value="" calcext:value-type="error">
            <text:p>#N/DISP</text:p>
          </table:table-cell>
          <table:table-cell/>
          <table:table-cell table:formula="of:=VLOOKUP([.$I10];[.D$1:.E$1048576];2)" office:value-type="string" office:string-value="" calcext:value-type="error">
            <text:p>#N/DISP</text:p>
          </table:table-cell>
        </table:table-row>
        <table:table-row table:style-name="ro1">
          <table:table-cell table:number-columns-repeated="7"/>
          <table:table-cell table:formula="of:=VLOOKUP([.$G11];[.A$1:.B$1048576];2)" office:value-type="string" office:string-value="" calcext:value-type="error">
            <text:p>#N/DISP</text:p>
          </table:table-cell>
          <table:table-cell/>
          <table:table-cell table:formula="of:=VLOOKUP([.$I11];[.D$1:.E$1048576];2)" office:value-type="string" office:string-value="" calcext:value-type="error">
            <text:p>#N/DISP</text:p>
          </table:table-cell>
        </table:table-row>
        <table:table-row table:style-name="ro1">
          <table:table-cell table:number-columns-repeated="7"/>
          <table:table-cell table:formula="of:=VLOOKUP([.$G12];[.A$1:.B$1048576];2)" office:value-type="string" office:string-value="" calcext:value-type="error">
            <text:p>#N/DISP</text:p>
          </table:table-cell>
          <table:table-cell/>
          <table:table-cell table:formula="of:=VLOOKUP([.$I12];[.D$1:.E$1048576];2)" office:value-type="string" office:string-value="" calcext:value-type="error">
            <text:p>#N/DISP</text:p>
          </table:table-cell>
        </table:table-row>
        <table:table-row table:style-name="ro1">
          <table:table-cell table:number-columns-repeated="7"/>
          <table:table-cell table:formula="of:=VLOOKUP([.$G13];[.A$1:.B$1048576];2)" office:value-type="string" office:string-value="" calcext:value-type="error">
            <text:p>#N/DISP</text:p>
          </table:table-cell>
          <table:table-cell/>
          <table:table-cell table:formula="of:=VLOOKUP([.$I13];[.D$1:.E$1048576];2)" office:value-type="string" office:string-value="" calcext:value-type="error">
            <text:p>#N/DISP</text:p>
          </table:table-cell>
        </table:table-row>
        <table:table-row table:style-name="ro1">
          <table:table-cell table:number-columns-repeated="7"/>
          <table:table-cell table:formula="of:=VLOOKUP([.$G14];[.A$1:.B$1048576];2)" office:value-type="string" office:string-value="" calcext:value-type="error">
            <text:p>#N/DISP</text:p>
          </table:table-cell>
          <table:table-cell/>
          <table:table-cell table:formula="of:=VLOOKUP([.$I14];[.D$1:.E$1048576];2)" office:value-type="string" office:string-value="" calcext:value-type="error">
            <text:p>#N/DISP</text:p>
          </table:table-cell>
        </table:table-row>
        <table:table-row table:style-name="ro1">
          <table:table-cell table:number-columns-repeated="7"/>
          <table:table-cell table:formula="of:=VLOOKUP([.$G15];[.A$1:.B$1048576];2)" office:value-type="string" office:string-value="" calcext:value-type="error">
            <text:p>#N/DISP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VLOOKUP([.$G16];[.A$1:.B$1048576];2)" office:value-type="string" office:string-value="" calcext:value-type="error">
            <text:p>#N/DISP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VLOOKUP([.$G17];[.A$1:.B$1048576];2)" office:value-type="string" office:string-value="" calcext:value-type="error">
            <text:p>#N/DISP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VLOOKUP([.$G18];[.A$1:.B$1048576];2)" office:value-type="string" office:string-value="" calcext:value-type="error">
            <text:p>#N/DIS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7:35:50.277499146</meta:creation-date>
    <dc:date>2022-04-18T20:26:57.332932637</dc:date>
    <meta:editing-duration>PT2H30M46S</meta:editing-duration>
    <meta:editing-cycles>1</meta:editing-cycles>
    <meta:document-statistic meta:table-count="1" meta:cell-count="67" meta:object-count="0"/>
    <meta:generator>LibreOffice/7.2.6.2$Linux_X86_64 LibreOffice_project/20$Build-2</meta:generator>
  </office:meta>
</office:document-meta>
</file>